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4.789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7.796cm"/>
    </style:style>
    <style:style style:name="co29" style:family="table-column">
      <style:table-column-properties fo:break-before="auto" style:column-width="4.951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1.298cm"/>
    </style:style>
    <style:style style:name="co32" style:family="table-column">
      <style:table-column-properties fo:break-before="auto" style:column-width="6.341cm"/>
    </style:style>
    <style:style style:name="co33" style:family="table-column">
      <style:table-column-properties fo:break-before="auto" style:column-width="3.239cm"/>
    </style:style>
    <style:style style:name="co34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2569">
            <text:p>2569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0">
            <text:p>20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2">
            <text:p>42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2">
            <text:p>52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9">
            <text:p>89</text:p>
          </table:table-cell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6">
            <text:p>66</text:p>
          </table:table-cell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3">
            <text:p>263</text:p>
          </table:table-cell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70">
            <text:p>370</text:p>
          </table:table-cell>
          <table:table-cell/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55">
            <text:p>655</text:p>
          </table:table-cell>
          <table:table-cell/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845">
            <text:p>845</text:p>
          </table:table-cell>
          <table:table-cell/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63">
            <text:p>163</text:p>
          </table:table-cell>
          <table:table-cell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Finland_SN.xml</text:p>
          </table:table-cell>
          <table:table-cell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Z.xml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N.xml</text:p>
          </table:table-cell>
          <table:table-cell/>
          <table:table-cell office:value-type="float" office:value="260">
            <text:p>260</text:p>
          </table:table-cell>
          <table:table-cell office:value-type="float" office:value="115">
            <text:p>115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VC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X.xml</text:p>
          </table:table-cell>
          <table:table-cell/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Y.xml</text:p>
          </table:table-cell>
          <table:table-cell/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KH.xml</text:p>
          </table:table-cell>
          <table:table-cell/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T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R.xml</text:p>
          </table:table-cell>
          <table:table-cell/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Y.xml</text:p>
          </table:table-cell>
          <table:table-cell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298.xml</text:p>
          </table:table-cell>
          <table:table-cell/>
          <table:table-cell office:value-type="float" office:value="168">
            <text:p>168</text:p>
          </table:table-cell>
          <table:table-cell office:value-type="float" office:value="71">
            <text:p>7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M.xml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RW.xml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H.xml</text:p>
          </table:table-cell>
          <table:table-cell/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189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VN.xml</text:p>
          </table:table-cell>
          <table:table-cell/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Y.xml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289.xml</text:p>
          </table:table-cell>
          <table:table-cell/>
          <table:table-cell office:value-type="float" office:value="179">
            <text:p>179</text:p>
          </table:table-cell>
          <table:table-cell office:value-type="float" office:value="73">
            <text:p>73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D.xml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Z.xml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W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F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ID.xml</text:p>
          </table:table-cell>
          <table:table-cell/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L.xml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YE.xml</text:p>
          </table:table-cell>
          <table:table-cell/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M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R.xml</text:p>
          </table:table-cell>
          <table:table-cell/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T.xml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I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L.xml</text:p>
          </table:table-cell>
          <table:table-cell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V.xm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R.xml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KZ.xm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O.xml</text:p>
          </table:table-cell>
          <table:table-cell/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KE.xml</text:p>
          </table:table-cell>
          <table:table-cell/>
          <table:table-cell office:value-type="float" office:value="265">
            <text:p>265</text:p>
          </table:table-cell>
          <table:table-cell office:value-type="float" office:value="112">
            <text:p>112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M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U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N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UZ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H.xml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JM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UA.xml</text:p>
          </table:table-cell>
          <table:table-cell/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D.xml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619.xml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E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FJ.xm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D.xml</text:p>
          </table:table-cell>
          <table:table-cell/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KN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H.xml</text:p>
          </table:table-cell>
          <table:table-cell/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EG.xml</text:p>
          </table:table-cell>
          <table:table-cell/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489.xml</text:p>
          </table:table-cell>
          <table:table-cell/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LA.xml</text:p>
          </table:table-cell>
          <table:table-cell/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I.xml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HN.xml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L.xml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G.xml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ZM.xml</text:p>
          </table:table-cell>
          <table:table-cell/>
          <table:table-cell office:value-type="float" office:value="148">
            <text:p>148</text:p>
          </table:table-cell>
          <table:table-cell office:value-type="float" office:value="57">
            <text:p>57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DO.xml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ZW.xml</text:p>
          </table:table-cell>
          <table:table-cell/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A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D.xml</text:p>
          </table:table-cell>
          <table:table-cell/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NA.xml</text:p>
          </table:table-cell>
          <table:table-cell/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Y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S.xml</text:p>
          </table:table-cell>
          <table:table-cell/>
          <table:table-cell office:value-type="float" office:value="109">
            <text:p>109</text:p>
          </table:table-cell>
          <table:table-cell office:value-type="float" office:value="44">
            <text:p>44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498.xml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OM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M.xml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IR.xml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689.xml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E.xml</text:p>
          </table:table-cell>
          <table:table-cell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57.xml</text:p>
          </table:table-cell>
          <table:table-cell/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V.xml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789.xml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O.xml</text:p>
          </table:table-cell>
          <table:table-cell/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UY.xml</text:p>
          </table:table-cell>
          <table:table-cell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NG.xml</text:p>
          </table:table-cell>
          <table:table-cell/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DM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589.xml</text:p>
          </table:table-cell>
          <table:table-cell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O.xml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LR.xml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G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E.xml</text:p>
          </table:table-cell>
          <table:table-cell/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B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B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GT.xml</text:p>
          </table:table-cell>
          <table:table-cell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L.xml</text:p>
          </table:table-cell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F.xml</text:p>
          </table:table-cell>
          <table:table-cell/>
          <table:table-cell office:value-type="float" office:value="106">
            <text:p>106</text:p>
          </table:table-cell>
          <table:table-cell office:value-type="float" office:value="39">
            <text:p>39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NI.xml</text:p>
          </table:table-cell>
          <table:table-cell/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798.xml</text:p>
          </table:table-cell>
          <table:table-cell/>
          <table:table-cell office:value-type="float" office:value="101">
            <text:p>101</text:p>
          </table:table-cell>
          <table:table-cell office:value-type="float" office:value="39">
            <text:p>39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K.xml</text:p>
          </table:table-cell>
          <table:table-cell/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D.xml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ZA.xml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Z.xml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V.xml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LC.xm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ER.xml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R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G.xml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Z.xml</text:p>
          </table:table-cell>
          <table:table-cell/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389.xml</text:p>
          </table:table-cell>
          <table:table-cell/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ET.xml</text:p>
          </table:table-cell>
          <table:table-cell/>
          <table:table-cell office:value-type="float" office:value="218">
            <text:p>218</text:p>
          </table:table-cell>
          <table:table-cell office:value-type="float" office:value="92">
            <text:p>92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N.xml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VE.xml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R.xml</text:p>
          </table:table-cell>
          <table:table-cell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string">
            <text:p>2011-11-25T10:59:07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N.xml</text:p>
          </table:table-cell>
          <table:table-cell/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W.xml</text:p>
          </table:table-cell>
          <table:table-cell/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89.xml</text:p>
          </table:table-cell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KG.xml</text:p>
          </table:table-cell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NE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JO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NP.xml</text:p>
          </table:table-cell>
          <table:table-cell/>
          <table:table-cell office:value-type="float" office:value="254">
            <text:p>254</text:p>
          </table:table-cell>
          <table:table-cell office:value-type="float" office:value="108">
            <text:p>108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DZ.xml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88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IN.xml</text:p>
          </table:table-cell>
          <table:table-cell/>
          <table:table-cell office:value-type="float" office:value="228">
            <text:p>228</text:p>
          </table:table-cell>
          <table:table-cell office:value-type="float" office:value="99">
            <text:p>99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EC.xml</text:p>
          </table:table-cell>
          <table:table-cell/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J.xml</text:p>
          </table:table-cell>
          <table:table-cell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G.xm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PA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G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LK.xml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K.xml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M.xml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KP.xml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AO.xml</text:p>
          </table:table-cell>
          <table:table-cell/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LB.xml</text:p>
          </table:table-cell>
          <table:table-cell/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RS.xml</text:p>
          </table:table-cell>
          <table:table-cell/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A.xml</text:p>
          </table:table-cell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SY.xml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LS.xm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IQ.xml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2011-11-25T10:59:11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HR.xml</text:p>
          </table:table-cell>
          <table:table-cell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L.xml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A.xml</text:p>
          </table:table-cell>
          <table:table-cell/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F.xml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TZ.xml</text:p>
          </table:table-cell>
          <table:table-cell/>
          <table:table-cell office:value-type="float" office:value="280">
            <text:p>280</text:p>
          </table:table-cell>
          <table:table-cell office:value-type="float" office:value="114">
            <text:p>114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UG.xml</text:p>
          </table:table-cell>
          <table:table-cell/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679.xml</text:p>
          </table:table-cell>
          <table:table-cell/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CU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889.xml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1-11-25T10:59:12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J.xml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998.xml</text:p>
          </table:table-cell>
          <table:table-cell/>
          <table:table-cell office:value-type="float" office:value="1061">
            <text:p>1061</text:p>
          </table:table-cell>
          <table:table-cell office:value-type="float" office:value="402">
            <text:p>402</text:p>
          </table:table-cell>
          <table:table-cell office:value-type="string">
            <text:p>2011-11-25T10:59:13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HT.xml</text:p>
          </table:table-cell>
          <table:table-cell/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2011-11-25T10:59:10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BW.xml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2011-11-25T10:59:08+00:00</text:p>
          </table:table-cell>
          <table:table-cell office:value-type="string">
            <text:p>2011-08-17 00:00:00</text:p>
          </table:table-cell>
        </table:table-row>
        <table:table-row table:style-name="ro1">
          <table:table-cell office:value-type="string">
            <text:p>Finland_MR.xml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11-11-25T10:59:09+00:00</text:p>
          </table:table-cell>
          <table:table-cell office:value-type="string">
            <text:p>2011-08-17 00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3" office:value-type="float" office:value="0">
            <text:p>0</text:p>
          </table:table-cell>
          <table:table-cell office:value-type="float" office:value="5504">
            <text:p>5504</text:p>
          </table:table-cell>
          <table:table-cell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5214">
            <text:p>5214</text:p>
          </table:table-cell>
          <table:table-cell office:value-type="float" office:value="2610">
            <text:p>2610</text:p>
          </table:table-cell>
          <table:table-cell office:value-type="float" office:value="94.8">
            <text:p>94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8050">
            <text:p>8050</text:p>
          </table:table-cell>
          <table:table-cell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42">
            <text:p>1142</text:p>
          </table:table-cell>
          <table:table-cell office:value-type="float" office:value="41.5">
            <text:p>41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73.6">
            <text:p>73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26">
            <text:p>726</text:p>
          </table:table-cell>
          <table:table-cell office:value-type="float" office:value="26.4">
            <text:p>26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03">
            <text:p>703</text:p>
          </table:table-cell>
          <table:table-cell office:value-type="float" office:value="25.5">
            <text:p>25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03">
            <text:p>703</text:p>
          </table:table-cell>
          <table:table-cell office:value-type="float" office:value="25.5">
            <text:p>25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51">
            <text:p>275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3" office:value-type="float" office:value="0">
            <text:p>0</text:p>
          </table:table-cell>
          <table:table-cell office:value-type="float" office:value="3242">
            <text:p>3242</text:p>
          </table:table-cell>
          <table:table-cell office:value-type="float" office:value="1833">
            <text:p>1833</text:p>
          </table:table-cell>
          <table:table-cell office:value-type="float" office:value="66.6">
            <text:p>66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9361">
            <text:p>9361</text:p>
          </table:table-cell>
          <table:table-cell office:value-type="float" office:value="2697">
            <text:p>2697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9361">
            <text:p>9361</text:p>
          </table:table-cell>
          <table:table-cell office:value-type="float" office:value="2697">
            <text:p>2697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9361">
            <text:p>9361</text:p>
          </table:table-cell>
          <table:table-cell office:value-type="float" office:value="2697">
            <text:p>2697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9361">
            <text:p>9361</text:p>
          </table:table-cell>
          <table:table-cell office:value-type="float" office:value="2697">
            <text:p>2697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2752">
            <text:p>2752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2752">
            <text:p>27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/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8050">
            <text:p>8050</text:p>
          </table:table-cell>
          <table:table-cell office:value-type="float" office:value="2752">
            <text:p>275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2752">
            <text:p>2752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/>
          <table:table-cell office:value-type="string">
            <text:p>extending</text:p>
          </table:table-cell>
          <table:table-cell office:value-type="float" office:value="2752">
            <text:p>2752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office:value-type="float" office:value="2546">
            <text:p>2546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10">
            <text:p>10</text:p>
          </table:table-cell>
          <table:table-cell office:value-type="float" office:value="5504">
            <text:p>5504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2546">
            <text:p>2546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FI</text:p>
          </table:table-cell>
          <table:table-cell office:value-type="float" office:value="2752">
            <text:p>2752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/>
          <table:table-cell office:value-type="string">
            <text:p>FI-3</text:p>
          </table:table-cell>
          <table:table-cell office:value-type="float" office:value="2429">
            <text:p>2429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/>
          <table:table-cell office:value-type="float" office:value="22000">
            <text:p>22000</text:p>
          </table:table-cell>
          <table:table-cell office:value-type="float" office:value="981">
            <text:p>981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1000">
            <text:p>11000</text:p>
          </table:table-cell>
          <table:table-cell table:number-columns-repeated="2" office:value-type="float" office:value="553">
            <text:p>553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58">
            <text:p>58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/>
          <table:table-cell office:value-type="string">
            <text:p>FI-2</text:p>
          </table:table-cell>
          <table:table-cell table:number-columns-repeated="2" office:value-type="float" office:value="268">
            <text:p>268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2" office:value-type="float" office:value="303">
            <text:p>303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FI-1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2000">
            <text:p>52000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47066">
            <text:p>4706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44000">
            <text:p>4400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46004">
            <text:p>4600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1000">
            <text:p>51000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3000">
            <text:p>2300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1140">
            <text:p>4114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03">
            <text:p>411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003">
            <text:p>4600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307">
            <text:p>4130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000">
            <text:p>2100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41000">
            <text:p>4100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41134">
            <text:p>4113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2001">
            <text:p>4200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6002">
            <text:p>4600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121">
            <text:p>4112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7080">
            <text:p>4708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310">
            <text:p>413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47081">
            <text:p>4708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1122">
            <text:p>4112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016">
            <text:p>2101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119">
            <text:p>4111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114">
            <text:p>4111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41124">
            <text:p>4112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1301">
            <text:p>4130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1302">
            <text:p>4130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108">
            <text:p>4110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000">
            <text:p>120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304">
            <text:p>4130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42000">
            <text:p>420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1130">
            <text:p>4113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012">
            <text:p>4601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013">
            <text:p>460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16">
            <text:p>411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1127">
            <text:p>4112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106">
            <text:p>4710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4004">
            <text:p>4400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7077">
            <text:p>4707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0011">
            <text:p>3001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6005">
            <text:p>460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000">
            <text:p>43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00">
            <text:p>47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58">
            <text:p>4705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125">
            <text:p>4112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313">
            <text:p>4131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1120">
            <text:p>4112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7015">
            <text:p>470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10">
            <text:p>411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00">
            <text:p>41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7042">
            <text:p>4704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002">
            <text:p>4400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7044">
            <text:p>4704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4007">
            <text:p>4400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003">
            <text:p>420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37">
            <text:p>411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305">
            <text:p>413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01">
            <text:p>411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78">
            <text:p>470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053">
            <text:p>2105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039">
            <text:p>210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004">
            <text:p>420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38">
            <text:p>4113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18">
            <text:p>411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308">
            <text:p>413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07">
            <text:p>4110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23">
            <text:p>4112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1306">
            <text:p>4130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309">
            <text:p>413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303">
            <text:p>413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36">
            <text:p>470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73">
            <text:p>4707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50">
            <text:p>470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059">
            <text:p>470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12">
            <text:p>4111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015">
            <text:p>4601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5001">
            <text:p>450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000">
            <text:p>45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28">
            <text:p>411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36">
            <text:p>411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41">
            <text:p>411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126">
            <text:p>411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314">
            <text:p>41314</text:p>
          </table:table-cell>
          <table:table-cell table:number-columns-repeated="2" office:value-type="float" office:value="2">
            <text:p>2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2752">
            <text:p>275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9361">
            <text:p>9361</text:p>
          </table:table-cell>
          <table:table-cell office:value-type="float" office:value="2697">
            <text:p>2697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table:number-columns-repeated="2"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5229">
            <text:p>5229</text:p>
          </table:table-cell>
          <table:table-cell office:value-type="float" office:value="2213">
            <text:p>2213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4132">
            <text:p>4132</text:p>
          </table:table-cell>
          <table:table-cell office:value-type="float" office:value="2397">
            <text:p>239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office:value-type="float" office:value="9361">
            <text:p>9361</text:p>
          </table:table-cell>
          <table:table-cell office:value-type="float" office:value="2651">
            <text:p>265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489904">
            <text:p>19489904</text:p>
          </table:table-cell>
          <table:table-cell office:value-type="float" office:value="243100054">
            <text:p>243100054</text:p>
          </table:table-cell>
          <table:table-cell office:value-type="float" office:value="203489037">
            <text:p>203489037</text:p>
          </table:table-cell>
          <table:table-cell office:value-type="float" office:value="0">
            <text:p>0</text:p>
          </table:table-cell>
          <table:table-cell office:value-type="float" office:value="59100921">
            <text:p>59100921</text:p>
          </table:table-cell>
          <table:table-cell office:value-type="float" office:value="261481">
            <text:p>261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9915351">
            <text:p>19915351</text:p>
          </table:table-cell>
          <table:table-cell office:value-type="float" office:value="180500369">
            <text:p>180500369</text:p>
          </table:table-cell>
          <table:table-cell office:value-type="float" office:value="167341103">
            <text:p>167341103</text:p>
          </table:table-cell>
          <table:table-cell office:value-type="float" office:value="0">
            <text:p>0</text:p>
          </table:table-cell>
          <table:table-cell office:value-type="float" office:value="33074617">
            <text:p>33074617</text:p>
          </table:table-cell>
          <table:table-cell office:value-type="float" office:value="464664">
            <text:p>464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6432947">
            <text:p>56432947</text:p>
          </table:table-cell>
          <table:table-cell office:value-type="float" office:value="305516249">
            <text:p>305516249</text:p>
          </table:table-cell>
          <table:table-cell office:value-type="float" office:value="220195307">
            <text:p>220195307</text:p>
          </table:table-cell>
          <table:table-cell office:value-type="float" office:value="0">
            <text:p>0</text:p>
          </table:table-cell>
          <table:table-cell office:value-type="float" office:value="141753889">
            <text:p>141753889</text:p>
          </table:table-cell>
          <table:table-cell office:value-type="float" office:value="278956">
            <text:p>27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506317">
            <text:p>68506317</text:p>
          </table:table-cell>
          <table:table-cell office:value-type="float" office:value="140314352">
            <text:p>140314352</text:p>
          </table:table-cell>
          <table:table-cell office:value-type="float" office:value="141288221">
            <text:p>141288221</text:p>
          </table:table-cell>
          <table:table-cell office:value-type="float" office:value="0">
            <text:p>0</text:p>
          </table:table-cell>
          <table:table-cell office:value-type="float" office:value="67532448">
            <text:p>67532448</text:p>
          </table:table-cell>
          <table:table-cell office:value-type="float" office:value="3177969">
            <text:p>3177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1214726">
            <text:p>91214726</text:p>
          </table:table-cell>
          <table:table-cell office:value-type="float" office:value="191037708">
            <text:p>191037708</text:p>
          </table:table-cell>
          <table:table-cell office:value-type="float" office:value="178948248">
            <text:p>178948248</text:p>
          </table:table-cell>
          <table:table-cell office:value-type="float" office:value="0">
            <text:p>0</text:p>
          </table:table-cell>
          <table:table-cell office:value-type="float" office:value="103304186">
            <text:p>103304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62579543">
            <text:p>162579543</text:p>
          </table:table-cell>
          <table:table-cell office:value-type="float" office:value="223964484">
            <text:p>223964484</text:p>
          </table:table-cell>
          <table:table-cell office:value-type="float" office:value="261660611">
            <text:p>261660611</text:p>
          </table:table-cell>
          <table:table-cell office:value-type="float" office:value="0">
            <text:p>0</text:p>
          </table:table-cell>
          <table:table-cell office:value-type="float" office:value="124883416">
            <text:p>124883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5677016">
            <text:p>135677016</text:p>
          </table:table-cell>
          <table:table-cell office:value-type="float" office:value="232827976">
            <text:p>232827976</text:p>
          </table:table-cell>
          <table:table-cell office:value-type="float" office:value="270559787">
            <text:p>270559787</text:p>
          </table:table-cell>
          <table:table-cell office:value-type="float" office:value="0">
            <text:p>0</text:p>
          </table:table-cell>
          <table:table-cell office:value-type="float" office:value="97945205">
            <text:p>97945205</text:p>
          </table:table-cell>
          <table:table-cell office:value-type="float" office:value="339187">
            <text:p>339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27780573">
            <text:p>227780573</text:p>
          </table:table-cell>
          <table:table-cell office:value-type="float" office:value="277079322">
            <text:p>277079322</text:p>
          </table:table-cell>
          <table:table-cell office:value-type="float" office:value="371034101">
            <text:p>371034101</text:p>
          </table:table-cell>
          <table:table-cell office:value-type="float" office:value="0">
            <text:p>0</text:p>
          </table:table-cell>
          <table:table-cell office:value-type="float" office:value="133825794">
            <text:p>133825794</text:p>
          </table:table-cell>
          <table:table-cell office:value-type="float" office:value="1438707">
            <text:p>1438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77007013">
            <text:p>377007013</text:p>
          </table:table-cell>
          <table:table-cell office:value-type="float" office:value="270298193">
            <text:p>270298193</text:p>
          </table:table-cell>
          <table:table-cell office:value-type="float" office:value="397618036">
            <text:p>397618036</text:p>
          </table:table-cell>
          <table:table-cell office:value-type="float" office:value="0">
            <text:p>0</text:p>
          </table:table-cell>
          <table:table-cell office:value-type="float" office:value="249687170">
            <text:p>249687170</text:p>
          </table:table-cell>
          <table:table-cell office:value-type="float" office:value="10830810">
            <text:p>108308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96949981">
            <text:p>496949981</text:p>
          </table:table-cell>
          <table:table-cell office:value-type="float" office:value="105174174">
            <text:p>105174174</text:p>
          </table:table-cell>
          <table:table-cell office:value-type="float" office:value="153479805">
            <text:p>153479805</text:p>
          </table:table-cell>
          <table:table-cell office:value-type="float" office:value="0">
            <text:p>0</text:p>
          </table:table-cell>
          <table:table-cell office:value-type="float" office:value="448644350">
            <text:p>448644350</text:p>
          </table:table-cell>
          <table:table-cell office:value-type="float" office:value="13395453">
            <text:p>13395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707812902">
            <text:p>1707812902</text:p>
          </table:table-cell>
          <table:table-cell office:value-type="float" office:value="239485">
            <text:p>239485</text:p>
          </table:table-cell>
          <table:table-cell office:value-type="float" office:value="631858044">
            <text:p>631858044</text:p>
          </table:table-cell>
          <table:table-cell office:value-type="float" office:value="0">
            <text:p>0</text:p>
          </table:table-cell>
          <table:table-cell office:value-type="float" office:value="1076194343">
            <text:p>1076194343</text:p>
          </table:table-cell>
          <table:table-cell office:value-type="float" office:value="3133414938">
            <text:p>3133414938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16</dc:date>
    <dc:creator>david </dc:creator>
    <meta:editing-duration>PT00H02M12S</meta:editing-duration>
    <meta:editing-cycles>2</meta:editing-cycles>
    <meta:generator>OpenOffice.org/3.2$Unix OpenOffice.org_project/320m12$Build-9483</meta:generator>
    <meta:document-statistic meta:table-count="10" meta:cell-count="1949" meta:object-count="0"/>
  </office:meta>
</office:document-meta>
</file>